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7cm" fo:min-width="2.194cm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2.554cm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3.36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P1" style:family="paragraph">
      <style:paragraph-properties fo:text-align="center"/>
      <style:text-properties style:font-name="FreeSeri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style:font-name="FreeSerif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81cm" svg:height="2.413cm" svg:x="11.795cm" svg:y="1.762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4.318cm" svg:height="2.54cm" svg:x="2.016cm" svg:y="2.27cm">
          <text:p text:style-name="P1"><text:span text:style-name="T1">SET_CO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5.461cm" svg:height="2.54cm" svg:x="1.889cm" svg:y="6.715cm">
          <text:p text:style-name="P1"><text:span text:style-name="T1">READY_TO_P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81cm" svg:height="2.413cm" svg:x="9.001cm" svg:y="8.747cm">
          <text:p text:style-name="P1"><text:span text:style-name="T1">PLAY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81cm" svg:height="2.413cm" svg:x="15.478cm" svg:y="7.35cm">
          <text:p text:style-name="P1"><text:span text:style-name="T1">PA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81cm" svg:height="2.413cm" svg:x="23.225cm" svg:y="7.096cm">
          <text:p text:style-name="P1"><text:span text:style-name="T1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9.288cm" svg:y1="8.557cm" svg:x2="23.225cm" svg:y2="8.303cm" draw:start-shape="id1" draw:start-glue-point="10" draw:end-shape="id2" draw:end-glue-point="6" svg:d="M19288 8557c2953 0 985-254 3937-254" svg:viewBox="0 0 3938 255">
          <text:p/>
        </draw:connector>
        <draw:connector draw:style-name="gr4" draw:text-style-name="P2" draw:layer="layout" draw:type="curve" draw:line-skew="0.063cm" svg:x1="12.811cm" svg:y1="9.954cm" svg:x2="15.478cm" svg:y2="8.557cm" draw:start-shape="id3" draw:start-glue-point="10" draw:end-shape="id1" draw:end-glue-point="6" svg:d="M12811 9954c2095 0 762-1397 2667-1397" svg:viewBox="0 0 2668 1398">
          <text:p/>
        </draw:connector>
        <draw:connector draw:style-name="gr4" draw:text-style-name="P2" draw:layer="layout" draw:type="curve" draw:line-skew="-0.413cm" svg:x1="17.383cm" svg:y1="7.35cm" svg:x2="13.7cm" svg:y2="4.175cm" draw:start-shape="id1" draw:start-glue-point="4" draw:end-shape="id4" draw:end-glue-point="8" svg:d="M17383 7350c0-3001-3683-1414-3683-3175" svg:viewBox="0 0 3684 3176">
          <text:p/>
        </draw:connector>
        <draw:frame draw:style-name="gr5" draw:text-style-name="P4" draw:layer="layout" svg:width="2.902cm" svg:height="0.889cm" svg:x="19.307cm" svg:y="2.197cm">
          <draw:text-box>
            <text:p text:style-name="P3"><text:span text:style-name="T2">IN_EXIT</text:span></text:p>
          </draw:text-box>
        </draw:frame>
        <draw:frame draw:style-name="gr6" draw:text-style-name="P4" draw:layer="layout" svg:width="2.238cm" svg:height="0.806cm" svg:x="8.112cm" svg:y="1.635cm">
          <draw:text-box>
            <text:p text:style-name="P3"><text:span text:style-name="T2">IN_SET</text:span></text:p>
          </draw:text-box>
        </draw:frame>
        <draw:frame draw:style-name="gr7" draw:text-style-name="P6" draw:layer="layout" svg:width="2.537cm" svg:height="0.806cm" draw:transform="rotate (1.62612326408312) translate (1.521cm 7.261cm)">
          <draw:text-box>
            <text:p text:style-name="P5"><text:span text:style-name="T2">IN_SET</text:span></text:p>
          </draw:text-box>
        </draw:frame>
        <draw:frame draw:style-name="gr8" draw:text-style-name="P4" draw:layer="layout" svg:width="2.919cm" svg:height="0.806cm" draw:transform="rotate (0.321664181142555) translate (12.43cm 8.617cm)">
          <draw:text-box>
            <text:p><text:span text:style-name="T2">IN_PAUSE</text:span></text:p>
          </draw:text-box>
        </draw:frame>
        <draw:frame draw:style-name="gr9" draw:text-style-name="P4" draw:layer="layout" svg:width="3.872cm" svg:height="0.806cm" svg:x="12.303cm" svg:y="11.668cm">
          <draw:text-box>
            <text:p><text:span text:style-name="T2">IN_CONTINUE</text:span></text:p>
          </draw:text-box>
        </draw:frame>
        <draw:frame draw:style-name="gr8" draw:text-style-name="P4" draw:layer="layout" svg:width="4.452cm" svg:height="0.806cm" draw:transform="rotate (0.0174532925199433) translate (19.161cm 7.555cm)">
          <draw:text-box>
            <text:p text:style-name="P3"><text:span text:style-name="T2">ERROR, IN_EXIT</text:span></text:p>
          </draw:text-box>
        </draw:frame>
        <draw:frame draw:style-name="gr8" draw:text-style-name="P4" draw:layer="layout" svg:width="4.452cm" svg:height="0.806cm" svg:x="4.676cm" svg:y="12.938cm">
          <draw:text-box>
            <text:p text:style-name="P3"><text:span text:style-name="T2">ERROR, IN_EXIT</text:span></text:p>
          </draw:text-box>
        </draw:frame>
        <draw:frame draw:style-name="gr8" draw:text-style-name="P4" draw:layer="layout" svg:width="4.325cm" svg:height="0.806cm" svg:x="15.344cm" svg:y="4.302cm">
          <draw:text-box>
            <text:p text:style-name="P3"><text:span text:style-name="T2">IN_END_MA</text:span><text:span text:style-name="T2">TCH</text:span></text:p>
          </draw:text-box>
        </draw:frame>
        <draw:connector draw:style-name="gr4" draw:text-style-name="P2" draw:layer="layout" draw:type="curve" draw:line-skew="-0.008cm" svg:x1="10.906cm" svg:y1="8.747cm" svg:x2="23.783cm" svg:y2="7.449cm" draw:start-shape="id3" draw:start-glue-point="4" draw:end-shape="id2" draw:end-glue-point="5" svg:d="M10906 8747c0-3241 12877-2592 12877-1298" svg:viewBox="0 0 12878 2359">
          <text:p/>
        </draw:connector>
        <draw:connector draw:style-name="gr4" draw:text-style-name="P2" draw:layer="layout" draw:type="curve" svg:x1="6.551cm" svg:y1="8.883cm" svg:x2="9.001cm" svg:y2="9.953cm" draw:start-shape="id5" draw:start-glue-point="9" draw:end-shape="id3" svg:d="M6551 8883c0 714 816 1070 2450 1070" svg:viewBox="0 0 2451 1071">
          <text:p/>
        </draw:connector>
        <draw:connector draw:style-name="gr4" draw:text-style-name="P2" draw:layer="layout" draw:line-skew="4.07cm" svg:x1="4.62cm" svg:y1="9.255cm" svg:x2="25.13cm" svg:y2="9.509cm" draw:start-shape="id5" draw:start-glue-point="8" draw:end-shape="id2" draw:end-glue-point="8" svg:d="M4620 9255v4825h20510v-4571" svg:viewBox="0 0 20511 4826">
          <text:p/>
        </draw:connector>
        <draw:connector draw:style-name="gr4" draw:text-style-name="P2" draw:layer="layout" svg:x1="1.889cm" svg:y1="7.985cm" svg:x2="2.016cm" svg:y2="3.54cm" draw:start-shape="id5" draw:start-glue-point="6" draw:end-shape="id6" draw:end-glue-point="6" svg:d="M1889 7985h-502v-4445h629" svg:viewBox="0 0 630 4446">
          <text:p/>
        </draw:connector>
        <draw:connector draw:style-name="gr4" draw:text-style-name="P2" draw:layer="layout" svg:x1="4.175cm" svg:y1="4.81cm" svg:x2="4.62cm" svg:y2="6.715cm" draw:start-shape="id6" draw:start-glue-point="8" draw:end-shape="id5" draw:end-glue-point="4" svg:d="M4175 4810v953h445v952" svg:viewBox="0 0 446 1906">
          <text:p/>
        </draw:connector>
        <draw:connector draw:style-name="gr4" draw:text-style-name="P2" draw:layer="layout" svg:x1="11.795cm" svg:y1="2.969cm" svg:x2="6.334cm" svg:y2="3.54cm" draw:start-shape="id4" draw:start-glue-point="6" draw:end-shape="id6" draw:end-glue-point="10" svg:d="M11795 2969h-2730v571h-2731" svg:viewBox="0 0 5462 572">
          <text:p/>
        </draw:connector>
        <draw:connector draw:style-name="gr4" draw:text-style-name="P2" draw:layer="layout" draw:line-skew="-1.651cm" svg:x1="9.559cm" svg:y1="9.1cm" svg:x2="12.353cm" svg:y2="3.822cm" draw:start-shape="id3" draw:start-glue-point="5" draw:end-shape="id4" draw:end-glue-point="7" svg:d="M9559 9100v-4290h2794v-988" svg:viewBox="0 0 2795 5279">
          <text:p/>
        </draw:connector>
        <draw:connector draw:style-name="gr4" draw:text-style-name="P2" draw:layer="layout" svg:x1="15.605cm" svg:y1="2.969cm" svg:x2="25.13cm" svg:y2="7.096cm" draw:start-shape="id4" draw:start-glue-point="10" draw:end-shape="id2" draw:end-glue-point="4" svg:d="M15605 2969h9525v4127" svg:viewBox="0 0 9526 4128">
          <text:p/>
        </draw:connector>
        <draw:connector draw:style-name="gr4" draw:text-style-name="P2" draw:layer="layout" draw:line-skew="1.023cm" svg:x1="17.383cm" svg:y1="9.763cm" svg:x2="10.906cm" svg:y2="11.16cm" draw:start-shape="id1" draw:start-glue-point="8" draw:end-shape="id3" draw:end-glue-point="8" svg:d="M17383 9763v2921h-6477v-1524" svg:viewBox="0 0 6478 2922">
          <text:p/>
        </draw:connector>
        <draw:frame draw:style-name="gr8" draw:text-style-name="P4" draw:layer="layout" svg:width="3.283cm" svg:height="0.806cm" draw:transform="rotate (1.5707963267949) translate (8.62cm 9.001cm)">
          <draw:text-box>
            <text:p><text:span text:style-name="T2">WON, </text:span><text:span text:style-name="T2">LOST</text:span></text:p>
          </draw:text-box>
        </draw:frame>
        <draw:frame draw:style-name="gr8" draw:text-style-name="P4" draw:layer="layout" svg:width="2.847cm" svg:height="0.806cm" draw:transform="rotate (-0.561821486216974) translate (6.133cm 9.404cm)">
          <draw:text-box>
            <text:p><text:span text:style-name="T2">IN_STAR</text:span><text:span text:style-name="T2">T</text:span></text:p>
          </draw:text-box>
        </draw:frame>
        <draw:frame draw:style-name="gr8" draw:text-style-name="P4" draw:layer="layout" svg:width="2.297cm" svg:height="0.806cm" draw:transform="rotate (0.262846585350346) translate (11.414cm 6.55cm)">
          <draw:text-box>
            <text:p text:style-name="P3"><text:span text:style-name="T2">ERR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9T17:32:08.340113084</meta:creation-date>
    <meta:generator>LibreOffice/5.1.6.2$Linux_X86_64 LibreOffice_project/10m0$Build-2</meta:generator>
    <dc:date>2019-01-09T19:09:37.777390459</dc:date>
    <meta:editing-duration>PT54M40S</meta:editing-duration>
    <meta:editing-cycles>1</meta:editing-cycles>
    <meta:document-statistic meta:object-count="29"/>
  </office:meta>
</office:document-meta>
</file>